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4.088cm" table:align="left"/>
    </style:style>
    <style:style style:name="Table1.A" style:family="table-column">
      <style:table-column-properties style:column-width="13.113cm"/>
    </style:style>
    <style:style style:name="Table1.B" style:family="table-column">
      <style:table-column-properties style:column-width="0.975cm"/>
    </style:style>
    <style:style style:name="Table1.A1" style:family="table-cell">
      <style:table-cell-properties style:vertical-align="middle" fo:padding-left="0cm" fo:padding-right="0cm" fo:padding-top="0cm" fo:padding-bottom="0.176cm" fo:border-left="none" fo:border-right="none" fo:border-top="none" fo:border-bottom="0.05pt dotted #cccccc"/>
    </style:style>
    <style:style style:name="Table1.B1" style:family="table-cell">
      <style:table-cell-properties style:vertical-align="middle" fo:background-color="#eeeeee" fo:padding-left="0cm" fo:padding-right="0cm" fo:padding-top="0cm" fo:padding-bottom="0.176cm" fo:border-left="none" fo:border-right="none" fo:border-top="none" fo:border-bottom="0.05pt dotted #cccccc">
        <style:background-image/>
      </style:table-cell-properties>
    </style:style>
    <style:style style:name="P1" style:family="paragraph" style:parent-style-name="Preformatted_20_Text">
      <loext:graphic-properties draw:fill="solid" draw:fill-color="#ddeeff" draw:opacity="100%"/>
      <style:paragraph-properties fo:margin-left="0cm" fo:margin-right="0cm" fo:margin-top="0cm" fo:margin-bottom="0cm" loext:contextual-spacing="false" style:line-height-at-least="0.473cm" fo:text-align="end" style:justify-single-word="false" fo:orphans="2" fo:widows="2" fo:text-indent="0cm" style:auto-text-indent="false" fo:background-color="#ddeeff" fo:padding="0cm" fo:border="none"/>
      <style:text-properties fo:font-variant="normal" fo:text-transform="none" fo:color="#808080" style:font-name="monospace" fo:font-size="10.0500001907349pt" fo:letter-spacing="normal" fo:font-style="normal" fo:font-weight="normal"/>
    </style:style>
    <style:style style:name="P2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73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228b22" style:font-name="monospace" fo:font-size="10.0500001907349pt" fo:letter-spacing="normal" fo:font-style="normal" fo:font-weight="normal" loext:padding="0cm" loext:border="none"/>
    </style:style>
    <style:style style:name="P3" style:family="paragraph" style:parent-style-name="Preformatted_20_Text">
      <loext:graphic-properties draw:fill="solid" draw:fill-color="#ddeeff" draw:opacity="100%"/>
      <style:paragraph-properties fo:margin-left="0cm" fo:margin-right="0cm" fo:margin-top="0cm" fo:margin-bottom="0cm" loext:contextual-spacing="false" style:line-height-at-least="0.473cm" fo:text-align="end" style:justify-single-word="false" fo:orphans="2" fo:widows="2" fo:text-indent="0cm" style:auto-text-indent="false" fo:background-color="#ddeeff" fo:padding="0cm" fo:border="none"/>
      <style:text-properties fo:font-variant="normal" fo:text-transform="none" fo:color="#228b22" style:font-name="monospace" fo:font-size="10.0500001907349pt" fo:letter-spacing="normal" fo:font-style="normal" fo:font-weight="normal" loext:padding="0cm" loext:border="none"/>
    </style:style>
    <style:style style:name="P4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73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110000" style:font-name="monospace" fo:font-size="10.0500001907349pt" fo:letter-spacing="normal" fo:font-style="normal" fo:font-weight="normal"/>
    </style:style>
    <style:style style:name="P5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73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110000" fo:letter-spacing="normal"/>
    </style:style>
    <style:style style:name="P6" style:family="paragraph" style:parent-style-name="Preformatted_20_Text">
      <loext:graphic-properties draw:fill="none" draw:fill-color="#ffffff"/>
      <style:paragraph-properties fo:margin-left="0cm" fo:margin-right="0cm" fo:margin-top="0cm" fo:margin-bottom="0cm" loext:contextual-spacing="false" style:line-height-at-least="0.473cm" fo:text-align="start" style:justify-single-word="false" fo:orphans="2" fo:widows="2" fo:text-indent="0cm" style:auto-text-indent="false" fo:background-color="transparent" fo:padding="0cm" fo:border="none"/>
      <style:text-properties fo:font-variant="normal" fo:text-transform="none" fo:color="#0000ff" style:font-name="monospace" fo:font-size="10.0500001907349pt" fo:letter-spacing="normal" fo:font-style="normal" fo:font-weight="normal" loext:padding="0cm" loext:border="none"/>
    </style:style>
    <style:style style:name="P7" style:family="paragraph" style:parent-style-name="Preformatted_20_Text">
      <loext:graphic-properties draw:fill="solid" draw:fill-color="#ddeeff" draw:opacity="100%"/>
      <style:paragraph-properties fo:margin-top="0cm" fo:margin-bottom="0cm" loext:contextual-spacing="false" style:line-height-at-least="0.473cm" fo:text-align="end" style:justify-single-word="false" fo:orphans="2" fo:widows="2" fo:background-color="#ddeeff" fo:padding="0cm" fo:border="none"/>
      <style:text-properties fo:font-variant="normal" fo:text-transform="none" fo:color="#808080" style:font-name="monospace" fo:font-size="10.0500001907349pt" fo:letter-spacing="normal" fo:font-style="normal" fo:font-weight="normal"/>
    </style:style>
    <style:style style:name="P8" style:family="paragraph" style:parent-style-name="Preformatted_20_Text">
      <loext:graphic-properties draw:fill="none" draw:fill-color="#ffffff"/>
      <style:paragraph-properties fo:margin-top="0cm" fo:margin-bottom="0cm" loext:contextual-spacing="false" style:line-height-at-least="0.473cm" fo:text-align="start" style:justify-single-word="false" fo:orphans="2" fo:widows="2" fo:background-color="transparent" fo:padding="0cm" fo:border="none"/>
      <style:text-properties fo:font-variant="normal" fo:text-transform="none" fo:color="#110000" fo:letter-spacing="normal"/>
    </style:style>
    <style:style style:name="T1" style:family="text">
      <style:text-properties fo:font-variant="normal" fo:text-transform="none" fo:color="#110000" style:font-name="Arial" fo:font-size="10.8999996185303pt" fo:letter-spacing="normal" fo:font-style="normal" fo:font-weight="normal" style:font-name-asian="Arial" style:font-size-asian="10.8999996185303pt" style:font-style-asian="normal" style:font-weight-asian="normal" style:font-name-complex="Arial" style:font-size-complex="10.8999996185303pt" style:font-style-complex="normal" style:font-weight-complex="normal"/>
    </style:style>
    <style:style style:name="T2" style:family="text">
      <style:text-properties fo:color="#110000" style:font-name="Arial" fo:font-size="10.8999996185303pt" style:font-name-asian="Arial" style:font-size-asian="10.8999996185303pt" style:font-style-asian="normal" style:font-weight-asian="normal" style:font-name-complex="Arial" style:font-size-complex="10.8999996185303pt" style:font-style-complex="normal" style:font-weight-complex="normal"/>
    </style:style>
    <style:style style:name="T3" style:family="text">
      <style:text-properties loext:padding="0cm" loext:border="none"/>
    </style:style>
    <style:style style:name="T4" style:family="text">
      <style:text-properties fo:color="#0000ff" loext:padding="0cm" loext:border="none"/>
    </style:style>
    <style:style style:name="T5" style:family="text">
      <style:text-properties fo:color="#0000ff" style:font-name="monospace" fo:font-size="10.0500001907349pt" fo:font-style="normal" fo:font-weight="normal" loext:padding="0cm" loext:border="none"/>
    </style:style>
    <style:style style:name="T6" style:family="text">
      <style:text-properties fo:color="#008800" loext:padding="0cm" loext:border="none"/>
    </style:style>
    <style:style style:name="T7" style:family="text">
      <style:text-properties fo:color="#008800" style:font-name="monospace" fo:font-size="10.0500001907349pt" fo:font-style="normal" fo:font-weight="normal" loext:padding="0cm" loext:border="none"/>
    </style:style>
    <style:style style:name="T8" style:family="text">
      <style:text-properties fo:color="#228b22" loext:padding="0cm" loext:border="none"/>
    </style:style>
    <style:style style:name="T9" style:family="text">
      <style:text-properties fo:color="#228b22" style:font-name="monospace" fo:font-size="10.0500001907349pt" fo:font-style="normal" fo:font-weight="normal" loext:padding="0cm" loext:border="none"/>
    </style:style>
    <style:style style:name="T10" style:family="text">
      <style:text-properties fo:color="#a020f0" loext:padding="0cm" loext:border="none"/>
    </style:style>
    <style:style style:name="T11" style:family="text">
      <style:text-properties fo:color="#3333ff" loext:padding="0cm" loext:border="none"/>
    </style:style>
    <style:style style:name="T12" style:family="text">
      <style:text-properties fo:color="#3333ff" style:font-name="monospace" fo:font-size="10.0500001907349pt" fo:font-style="normal" fo:font-weight="normal" loext:padding="0cm" loext:border="none"/>
    </style:style>
    <style:style style:name="T13" style:family="text">
      <style:text-properties style:font-name="monospace" fo:font-size="10.0500001907349pt" fo:font-style="normal" fo:font-weight="normal"/>
    </style:style>
    <style:style style:name="T14" style:family="text">
      <style:text-properties style:font-name="monospace" fo:font-size="10.0500001907349pt" fo:font-style="normal" fo:font-weight="normal" loext:padding="0cm" loext:border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text:span text:style-name="T2">Simple DCT compression.</text:span></text:p>
            <text:p text:style-name="P2">% Works in matlab with signal processing toolbox or octave.</text:p>
            <text:p text:style-name="P2">% X : (audio) samples, vector with each element in [-1,1]</text:p>
            <text:p text:style-name="P2">% window : window size, length(X) must be divisible by this.</text:p>
            <text:p text:style-name="P2">% num_components : number of DCT components to store per window.</text:p>
            <text:p text:style-name="P2">% coeff_bits: number of bits to use to store each coefficient.</text:p>
            <text:p text:style-name="P4"><text:span text:style-name="T4">function</text:span> result = compress_dct<text:span text:style-name="T6">(</text:span>X, window, num_components, coeff_bits<text:span text:style-name="T6">)</text:span></text:p>
            <text:p text:style-name="P4">num_win = <text:span text:style-name="T4">length</text:span><text:span text:style-name="T6">(</text:span>X<text:span text:style-name="T6">)</text:span>/window;</text:p>
            <text:p text:style-name="P4">X = <text:span text:style-name="T4">reshape</text:span><text:span text:style-name="T6">(</text:span>X, window, num_win<text:span text:style-name="T6">)</text:span>; <text:span text:style-name="T8">% reshape so each window is a row</text:span></text:p>
            <text:p text:style-name="P4">Y = dct<text:span text:style-name="T6">(</text:span>X<text:span text:style-name="T6">)</text:span>; <text:span text:style-name="T8">% applies dct to each row</text:span></text:p>
            <text:p text:style-name="P8"> </text:p>
            <text:p text:style-name="P2">% find top components and their indices</text:p>
            <text:p text:style-name="P4"><text:span text:style-name="T6">[</text:span>a, <text:span text:style-name="T4">I</text:span><text:span text:style-name="T6">]</text:span> = <text:span text:style-name="T4">sort</text:span><text:span text:style-name="T6">(</text:span><text:span text:style-name="T4">abs</text:span><text:span text:style-name="T6">(</text:span>Y<text:span text:style-name="T6">)</text:span>, <text:span text:style-name="T10">'descend'</text:span><text:span text:style-name="T6">)</text:span>;</text:p>
            <text:p text:style-name="P4"><text:span text:style-name="T4">I</text:span> = <text:span text:style-name="T4">I</text:span><text:span text:style-name="T6">(</text:span><text:span text:style-name="T11">1</text:span>:num_components, :<text:span text:style-name="T6">)</text:span>;</text:p>
            <text:p text:style-name="P8"> </text:p>
            <text:p text:style-name="P2">% build struct</text:p>
            <text:p text:style-name="P4">result.<text:span text:style-name="T3">coeffs</text:span> = <text:span text:style-name="T4">int16</text:span><text:span text:style-name="T6">(</text:span><text:span text:style-name="T4">zeros</text:span><text:span text:style-name="T6">(</text:span>num_components, num_win<text:span text:style-name="T6">))</text:span>;</text:p>
            <text:p text:style-name="P4">result.<text:span text:style-name="T3">ind</text:span> = <text:span text:style-name="T4">int16</text:span><text:span text:style-name="T6">(</text:span><text:span text:style-name="T4">I</text:span><text:span text:style-name="T6">)</text:span>;</text:p>
            <text:p text:style-name="P4">result.<text:span text:style-name="T3">window</text:span> = window;</text:p>
            <text:p text:style-name="P4">result.<text:span text:style-name="T3">coeff_bits</text:span> = coeff_bits;</text:p>
            <text:p text:style-name="P4"><text:span text:style-name="T4">for</text:span> <text:span text:style-name="T11">i</text:span> = <text:span text:style-name="T11">1</text:span>:num_win</text:p>
            <text:p text:style-name="P5"><text:s text:c="4"/><text:span text:style-name="T9">% store each coefficient (in [-1,1]) as an integer mapped to range</text:span></text:p>
            <text:p text:style-name="P5"><text:s text:c="4"/><text:span text:style-name="T9">% (-2^(coeff_bits-1), 2^(coeff_bits_1))</text:span></text:p>
            <text:p text:style-name="P5"><text:s text:c="4"/><text:span text:style-name="T13">result.</text:span><text:span text:style-name="T14">coeffs</text:span><text:span text:style-name="T7">(</text:span><text:span text:style-name="T13">:,</text:span><text:span text:style-name="T12">i</text:span><text:span text:style-name="T7">)</text:span><text:span text:style-name="T13"> = </text:span><text:span text:style-name="T5">int16</text:span><text:span text:style-name="T7">(</text:span><text:span text:style-name="T13">Y</text:span><text:span text:style-name="T7">(</text:span><text:span text:style-name="T5">I</text:span><text:span text:style-name="T7">(</text:span><text:span text:style-name="T13">:,</text:span><text:span text:style-name="T12">i</text:span><text:span text:style-name="T7">)</text:span><text:span text:style-name="T13">, </text:span><text:span text:style-name="T12">i</text:span><text:span text:style-name="T7">)</text:span><text:span text:style-name="T13">*</text:span><text:span text:style-name="T12">2</text:span><text:span text:style-name="T13">^</text:span><text:span text:style-name="T7">(</text:span><text:span text:style-name="T13">coeff_bits-</text:span><text:span text:style-name="T12">1</text:span><text:span text:style-name="T7">))</text:span><text:span text:style-name="T13">;</text:span></text:p>
            <text:p text:style-name="P6">end</text:p>
            <text:p text:style-name="P6">end</text:p>
            <text:p text:style-name="P1"><text:span text:style-name="T1"/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0T19:27:51.597874775</meta:creation-date>
    <dc:date>2019-09-20T19:31:35.575192591</dc:date>
    <meta:editing-duration>PT3M47S</meta:editing-duration>
    <meta:editing-cycles>1</meta:editing-cycles>
    <meta:document-statistic meta:table-count="1" meta:image-count="0" meta:object-count="0" meta:page-count="1" meta:paragraph-count="26" meta:word-count="146" meta:character-count="967" meta:non-whitespace-character-count="831"/>
    <meta:generator>LibreOffice/6.0.7.3$Linux_X86_64 LibreOffice_project/00m0$Build-3</meta:generator>
  </office:meta>
</office:document-meta>
</file>